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d829b" officeooo:paragraph-rsid="001d829b"/>
    </style:style>
    <style:style style:name="P2" style:family="paragraph" style:parent-style-name="Standard">
      <style:text-properties officeooo:rsid="001d829b" officeooo:paragraph-rsid="0022766b"/>
    </style:style>
    <style:style style:name="P3" style:family="paragraph" style:parent-style-name="Standard">
      <style:text-properties officeooo:rsid="001e4d14" officeooo:paragraph-rsid="001e4d14"/>
    </style:style>
    <style:style style:name="P4" style:family="paragraph" style:parent-style-name="Standard">
      <style:text-properties officeooo:rsid="0022766b" officeooo:paragraph-rsid="0022766b"/>
    </style:style>
    <style:style style:name="P5" style:family="paragraph" style:parent-style-name="Standard">
      <style:text-properties officeooo:rsid="002388e2" officeooo:paragraph-rsid="002388e2"/>
    </style:style>
    <style:style style:name="P6" style:family="paragraph" style:parent-style-name="Standard">
      <style:text-properties officeooo:rsid="00255901" officeooo:paragraph-rsid="00255901"/>
    </style:style>
    <style:style style:name="P7" style:family="paragraph" style:parent-style-name="Standard">
      <style:text-properties officeooo:rsid="0029abef" officeooo:paragraph-rsid="0029abef"/>
    </style:style>
    <style:style style:name="T1" style:family="text">
      <style:text-properties officeooo:rsid="001ff36b"/>
    </style:style>
    <style:style style:name="T2" style:family="text">
      <style:text-properties officeooo:rsid="002388e2"/>
    </style:style>
    <style:style style:name="T3" style:family="text">
      <style:text-properties officeooo:rsid="00238fda"/>
    </style:style>
    <style:style style:name="T4" style:family="text">
      <style:text-properties officeooo:rsid="0027529f"/>
    </style:style>
    <style:style style:name="T5" style:family="text">
      <style:text-properties officeooo:rsid="00280d7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ct: </text:p>
      <text:p text:style-name="P2">PHPlayer</text:p>
      <text:p text:style-name="P1"/>
      <text:p text:style-name="P1">Overview: </text:p>
      <text:p text:style-name="P3">An online music <text:span text:style-name="T1">player built in php and relies on music input by the user. The track metatdata is held in <text:s/>the database as well as user informatioin and song track file location. The player makes use of HTML5’s audio element and the functionality is built around. The user can also create playlists wich are stored as members of a database table.</text:span></text:p>
      <text:p text:style-name="P4"/>
      <text:p text:style-name="P4">Buisness Rules:</text:p>
      <text:p text:style-name="P4">1. <text:span text:style-name="T5">User must log in to access their muusic</text:span></text:p>
      <text:p text:style-name="P5">2. <text:span text:style-name="T5">U</text:span>ser can add music <text:span text:style-name="T3">by uploading files to the server (at this time due to size constaints music will be apportioned to the user profile)</text:span></text:p>
      <text:p text:style-name="P6">3. <text:span text:style-name="T5">User can create playlists by selecting songs and adding them together under the desired name.</text:span></text:p>
      <text:p text:style-name="P7">4. User can play music by adding it to the now playing or by choosing a playl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6T18:41:04.137897032</meta:creation-date>
    <dc:date>2017-11-06T21:23:05.750502404</dc:date>
    <meta:editing-duration>PT9M10S</meta:editing-duration>
    <meta:editing-cycles>1</meta:editing-cycles>
    <meta:generator>LibreOffice/5.3.7.2.0$Linux_X86_64 LibreOffice_project/30m0$Build-2</meta:generator>
    <meta:document-statistic meta:table-count="0" meta:image-count="0" meta:object-count="0" meta:page-count="1" meta:paragraph-count="9" meta:word-count="135" meta:character-count="745" meta:non-whitespace-character-count="616"/>
  </office:meta>
</office:document-meta>
</file>